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ConnectionClosedException.FTPConnectionClos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onnectionClosedException.FTPConnectionClos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